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erif" svg:font-family="'Noto Serif'" style:font-adornments="Regular" style:font-family-generic="roman"/>
    <style:font-face style:name="Droid Sans Devanagari1" svg:font-family="'Droid Sans Devanagari'" style:font-family-generic="swiss"/>
    <style:font-face style:name="Liberation Sans2" svg:font-family="'Liberation Sans'" style:font-adornments="Regular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fo:color="#666666" style:font-name="Liberation Sans1" fo:font-size="9pt" fo:font-weight="bold" officeooo:rsid="0005b6e9" officeooo:paragraph-rsid="0010ad28" style:font-size-asian="9pt" style:font-weight-asian="bold" style:font-size-complex="9pt" style:font-weight-complex="bold"/>
    </style:style>
    <style:style style:name="P2" style:family="paragraph" style:parent-style-name="Standard">
      <style:text-properties officeooo:paragraph-rsid="000b59a2"/>
    </style:style>
    <style:style style:name="P3" style:family="paragraph" style:parent-style-name="Standard">
      <style:paragraph-properties fo:text-align="center" style:justify-single-word="false"/>
      <style:text-properties officeooo:rsid="000c1acd" officeooo:paragraph-rsid="000c1acd"/>
    </style:style>
    <style:style style:name="P4" style:family="paragraph" style:parent-style-name="Standard">
      <style:text-properties style:font-name="Liberation Sans" officeooo:rsid="000c1acd" officeooo:paragraph-rsid="000b59a2"/>
    </style:style>
    <style:style style:name="P5" style:family="paragraph" style:parent-style-name="Standard">
      <style:text-properties style:font-name="Liberation Sans" officeooo:rsid="000b59a2" officeooo:paragraph-rsid="000b59a2"/>
    </style:style>
    <style:style style:name="P6" style:family="paragraph" style:parent-style-name="Text_20_body">
      <style:text-properties officeooo:paragraph-rsid="000a2c6e"/>
    </style:style>
    <style:style style:name="P7" style:family="paragraph" style:parent-style-name="Heading_20_1">
      <style:text-properties officeooo:rsid="0002634c"/>
    </style:style>
    <style:style style:name="P8" style:family="paragraph" style:parent-style-name="Heading_20_1">
      <style:text-properties officeooo:paragraph-rsid="00036019"/>
    </style:style>
    <style:style style:name="P9" style:family="paragraph" style:parent-style-name="Heading_20_2">
      <style:text-properties officeooo:paragraph-rsid="00036019"/>
    </style:style>
    <style:style style:name="P10" style:family="paragraph" style:parent-style-name="Standard">
      <style:text-properties style:font-name="Liberation Sans" officeooo:rsid="001de787" officeooo:paragraph-rsid="001de787"/>
    </style:style>
    <style:style style:name="P11" style:family="paragraph" style:parent-style-name="Standard">
      <style:text-properties style:font-name="Liberation Sans" officeooo:rsid="001faea0" officeooo:paragraph-rsid="001faea0"/>
    </style:style>
    <style:style style:name="P12" style:family="paragraph" style:parent-style-name="Standard">
      <style:text-properties style:font-name="Liberation Sans" officeooo:rsid="001faea0" officeooo:paragraph-rsid="002221e1"/>
    </style:style>
    <style:style style:name="P13" style:family="paragraph" style:parent-style-name="Standard">
      <style:text-properties style:font-name="Liberation Sans" officeooo:rsid="002221e1" officeooo:paragraph-rsid="002221e1"/>
    </style:style>
    <style:style style:name="P14" style:family="paragraph" style:parent-style-name="Standard">
      <style:text-properties style:font-name="Liberation Sans" officeooo:rsid="0022363a" officeooo:paragraph-rsid="0022363a"/>
    </style:style>
    <style:style style:name="P15" style:family="paragraph" style:parent-style-name="Standard">
      <style:text-properties officeooo:paragraph-rsid="001faea0"/>
    </style:style>
    <style:style style:name="P16" style:family="paragraph" style:parent-style-name="Standard">
      <style:text-properties officeooo:paragraph-rsid="0022363a"/>
    </style:style>
    <style:style style:name="T1" style:family="text">
      <style:text-properties fo:color="#000000" fo:font-weight="normal" style:font-weight-asian="normal" style:font-weight-complex="normal"/>
    </style:style>
    <style:style style:name="T2" style:family="text">
      <style:text-properties fo:color="#000000" fo:font-weight="normal" officeooo:rsid="0010b690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c9211e"/>
    </style:style>
    <style:style style:name="T5" style:family="text">
      <style:text-properties officeooo:rsid="0001903a"/>
    </style:style>
    <style:style style:name="T6" style:family="text">
      <style:text-properties style:font-name="Liberation Sans1" fo:font-size="16.1000003814697pt" fo:font-weight="bold" officeooo:rsid="0000f29d" style:font-name-asian="Noto Sans CJK SC" style:font-size-asian="16.1000003814697pt" style:font-weight-asian="bold" style:font-name-complex="Droid Sans Devanagari" style:font-size-complex="16.1000003814697pt" style:font-weight-complex="bold"/>
    </style:style>
    <style:style style:name="T7" style:family="text">
      <style:text-properties style:font-name="Liberation Sans1" fo:font-size="16.1000003814697pt" fo:font-weight="bold" officeooo:rsid="0002bc11" style:font-name-asian="Noto Sans CJK SC" style:font-size-asian="16.1000003814697pt" style:font-weight-asian="bold" style:font-name-complex="Droid Sans Devanagari" style:font-size-complex="16.1000003814697pt" style:font-weight-complex="bold"/>
    </style:style>
    <style:style style:name="T8" style:family="text">
      <style:text-properties style:font-name="Liberation Sans1" fo:font-size="16.1000003814697pt" fo:font-weight="bold" officeooo:rsid="0011402a" style:font-name-asian="Noto Sans CJK SC" style:font-size-asian="16.1000003814697pt" style:font-weight-asian="bold" style:font-name-complex="Droid Sans Devanagari" style:font-size-complex="16.1000003814697pt" style:font-weight-complex="bold"/>
    </style:style>
    <style:style style:name="T9" style:family="text">
      <style:text-properties officeooo:rsid="0002634c"/>
    </style:style>
    <style:style style:name="T10" style:family="text">
      <style:text-properties officeooo:rsid="0002bc11"/>
    </style:style>
    <style:style style:name="T11" style:family="text">
      <style:text-properties officeooo:rsid="000394a6"/>
    </style:style>
    <style:style style:name="T12" style:family="text">
      <style:text-properties style:font-name="Liberation Sans"/>
    </style:style>
    <style:style style:name="T13" style:family="text">
      <style:text-properties style:font-name="Liberation Sans" officeooo:rsid="000a2c6e"/>
    </style:style>
    <style:style style:name="T14" style:family="text">
      <style:text-properties style:font-name="Liberation Sans" officeooo:rsid="000b327a"/>
    </style:style>
    <style:style style:name="T15" style:family="text">
      <style:text-properties style:font-name="Liberation Sans" officeooo:rsid="000b59a2"/>
    </style:style>
    <style:style style:name="T16" style:family="text">
      <style:text-properties style:font-name="Liberation Sans" officeooo:rsid="000c1acd"/>
    </style:style>
    <style:style style:name="T17" style:family="text">
      <style:text-properties style:font-name="Liberation Sans" style:text-underline-style="solid" style:text-underline-width="auto" style:text-underline-color="font-color" officeooo:rsid="000c1acd"/>
    </style:style>
    <style:style style:name="T18" style:family="text">
      <style:text-properties style:font-name="Liberation Sans" style:text-underline-style="none" officeooo:rsid="000c1acd"/>
    </style:style>
    <style:style style:name="T19" style:family="text">
      <style:text-properties style:font-name="Liberation Sans" officeooo:rsid="001faea0"/>
    </style:style>
    <style:style style:name="T20" style:family="text">
      <style:text-properties style:font-name="Liberation Sans" officeooo:rsid="00208e17"/>
    </style:style>
    <style:style style:name="T21" style:family="text">
      <style:text-properties style:font-name="Liberation Sans" officeooo:rsid="002221e1"/>
    </style:style>
    <style:style style:name="T22" style:family="text">
      <style:text-properties style:font-name="Liberation Sans" officeooo:rsid="0022363a"/>
    </style:style>
    <style:style style:name="T23" style:family="text">
      <style:text-properties officeooo:rsid="000a2c6e"/>
    </style:style>
    <style:style style:name="T24" style:family="text">
      <style:text-properties style:font-name="Liberation Sans2" officeooo:rsid="000c1acd"/>
    </style:style>
    <style:style style:name="T25" style:family="text">
      <style:text-properties style:font-name="Noto Serif" style:text-underline-style="none" officeooo:rsid="000c1acd"/>
    </style:style>
    <style:style style:name="T26" style:family="text">
      <style:text-properties officeooo:rsid="000eb795"/>
    </style:style>
    <style:style style:name="T27" style:family="text">
      <style:text-properties officeooo:rsid="0018b881"/>
    </style:style>
    <style:style style:name="T28" style:family="text">
      <style:text-properties officeooo:rsid="002221e1"/>
    </style:style>
    <style:style style:name="T29" style:family="text">
      <style:text-properties officeooo:rsid="0022363a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Deel 1: Introductie</text:h>
      <text:h text:style-name="Heading_20_2" text:outline-level="2">Stap 1: <text:span text:style-name="T5">Teaser</text:span></text:h>
      <text:p text:style-name="P10">Filmpje Phidippides simulatie bekijken, kennismaking Minor Intelligent Mobility.</text:p>
      <text:p text:style-name="P10">Filmpje Smarterdam bekijken.</text:p>
      <text:h text:style-name="P9" text:outline-level="2">Stap 2: <text:span text:style-name="T10">Wat kun je na deze les</text:span></text:h>
      <text:p text:style-name="P11">PLC simulatie en visualisatie combineren met "standaard" OO en domein objecten.</text:p>
      <text:p text:style-name="P11">Specialisatie door middel van overerving gebruiken om een besturing ongewijzigd zowel op gesimuleerde als op echte hardware te testen.</text:p>
      <text:h text:style-name="P9" text:outline-level="2">Stap 3: <text:span text:style-name="T7">Ophalen benodigde voorkennis</text:span></text:h>
      <text:p text:style-name="P15"><text:span text:style-name="T19">Object-oriëntatie: <text:s/>Inkapseling, overerving, veelvormigheid.</text:span></text:p>
      <text:p text:style-name="P15"><text:span text:style-name="T19">OOD: OOA (domeinmodel) -&gt; OOD (IT-objecten) -&gt; OOP.</text:span></text:p>
      <text:h text:style-name="P8" text:outline-level="1"><text:span text:style-name="T9">Deel 2: </text:span>Kern</text:h>
      <text:h text:style-name="P9" text:outline-level="2">Stap 4: <text:span text:style-name="T6">U</text:span><text:span text:style-name="T7">itleg van de nieuwe lesstof</text:span></text:h>
      <text:p text:style-name="P15"><text:span text:style-name="T22">1. </text:span><text:span text:style-name="T20">Sequentiëel gebruik van d</text:span><text:span text:style-name="T19">omein objecten: Lidar en PID controller.</text:span></text:p>
      <text:p text:style-name="P16"><text:span text:style-name="T22">2. </text:span><text:span text:style-name="T19">Overerving is meestal specialisatie maar niet altijd (vierkante cirkel).</text:span></text:p>
      <text:h text:style-name="P9" text:outline-level="2">Stap 5: <text:span text:style-name="T5">Voorbeelden en vragen door docent</text:span></text:h>
      <text:p text:style-name="P12"><text:span text:style-name="T28">Demo Lidar Pilot</text:span>.</text:p>
      <text:p text:style-name="P13"><text:span text:style-name="T28">B</text:span>ekijken class hierarchy <text:span text:style-name="T29">lidar_pilot_base, lidar_pilot_simulated, lidar_pilot_real.</text:span></text:p>
      <text:h text:style-name="Heading_20_2" text:outline-level="2">Stap 6: <text:span text:style-name="T11">Oefenen met de nieuwe lesstof</text:span></text:h>
      <text:p text:style-name="P13">Teken class diagram van Lidar Pilot met simulated I/O en real I/O als specialisaties.</text:p>
      <text:p text:style-name="P13">Breng de functies input (), sweep () en output () onder in de juiste classes.</text:p>
      <text:p text:style-name="P14">Begin in de les aan de hardware en/of de simulatie voor de eindopdracht.</text:p>
      <text:h text:style-name="P9" text:outline-level="2">Stap 7: Feedback <text:span text:style-name="T5">op gemaakte oefening</text:span></text:h>
      <text:p text:style-name="P6"><text:span text:style-name="T23">Een of meerdere leden van elke groep delen hun beschrijving, docent en medestudenten</text:span><text:span text:style-name="T27"> </text:span><text:span text:style-name="T23">geven feedback, evt. na vragen om nadere uitleg</text:span><text:span text:style-name="T26">.</text:span></text:p>
      <text:h text:style-name="P8" text:outline-level="1"><text:span text:style-name="T9">Deel 3: </text:span>Af<text:span text:style-name="T9">ronding</text:span></text:h>
      <text:h text:style-name="P9" text:outline-level="2">Stap 8: Evalu<text:span text:style-name="T11">eren of deze les goed “geland” is</text:span></text:h>
      <text:p text:style-name="Standard">E<text:span text:style-name="T24">é</text:span>n of meer leden van elke groep stellen vragen en/of geven tips en/of tops.</text:p>
      <text:h text:style-name="P9" text:outline-level="2"><text:soft-page-break/>Stap 9: <text:span text:style-name="T8">Huiswerk om je de lesstof verder eigen te maken</text:span></text:h>
      <text:p text:style-name="P2"><text:span text:style-name="T13">Z</text:span><text:span text:style-name="T14">ie opdrachten-tab in </text:span><text:span text:style-name="T16">MS-Teams</text:span><text:span text:style-name="T14">.</text:span><text:span text:style-name="T16"><text:line-break/><text:line-break/></text:span><text:span text:style-name="T18">Inleveren van de uitgewerkte opdrachten die bij een les horen is, samen met een positief verlopen eind-assessment, een noodzakelijke voorwaarde voor een voldoende en dient uiterlijk 2 volle dagen voor de volgende les plaats te vinden, uitsluitend op de ge</text:span><text:span text:style-name="T25">ë</text:span><text:span text:style-name="T18">igende wijze in MS-Teams.</text:span><text:span text:style-name="T17"><text:line-break/><text:line-break/></text:span><text:span text:style-name="T14">De resultaten worden d</text:span><text:span text:style-name="T15">eels in de volgende les, deels individueel besproken.</text:span><text:span text:style-name="T14"> Maak de opdrachten op het door jou gekozen niveau zo goed mogelijk, maar wees ook niet bang om f</text:span><text:span text:style-name="T15">outen te maken. </text:span><text:span text:style-name="T16">Het gaat erom dat je een serieuze poging waagt en de docenten je indien nodig kunnen helpen om verder te komen.</text:span></text:p>
      <text:p text:style-name="P4"/>
      <text:p text:style-name="P3"><text:span text:style-name="T16">-</text:span><text:span text:style-name="T12">-//--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erif" svg:font-family="'Noto Serif'" style:font-adornments="Regular" style:font-family-generic="roman"/>
    <style:font-face style:name="Droid Sans Devanagari1" svg:font-family="'Droid Sans Devanagari'" style:font-family-generic="swiss"/>
    <style:font-face style:name="Liberation Sans2" svg:font-family="'Liberation Sans'" style:font-adornments="Regular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color="#666666" style:font-name="Liberation Sans1" fo:font-size="9pt" fo:font-weight="bold" officeooo:rsid="0005b6e9" officeooo:paragraph-rsid="0010ad28" style:font-size-asian="9pt" style:font-weight-asian="bold" style:font-size-complex="9pt" style:font-weight-complex="bold"/>
    </style:style>
    <style:style style:name="MT1" style:family="text">
      <style:text-properties fo:color="#000000" fo:font-weight="normal" style:font-weight-asian="normal" style:font-weight-complex="normal"/>
    </style:style>
    <style:style style:name="MT2" style:family="text">
      <style:text-properties fo:color="#000000" fo:font-weight="normal" officeooo:rsid="0010b690" style:font-weight-asian="normal" style:font-weight-complex="normal"/>
    </style:style>
    <style:style style:name="MT3" style:family="text">
      <style:text-properties fo:font-weight="normal" style:font-weight-asian="normal" style:font-weight-complex="normal"/>
    </style:style>
    <style:style style:name="MT4" style:family="text">
      <style:text-properties fo:color="#c9211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(</text:span><text:span text:style-name="MT2">C</text:span><text:span text:style-name="MT1">)</text:span><text:span text:style-name="MT3"> </text:span>GEATEC <text:span text:style-name="MT4">engineering</text:span><text:span text:style-name="MT1">, license: Creative Commons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2-25T18:38:46.181803722</dc:date>
    <meta:editing-duration>PT4H57M56S</meta:editing-duration>
    <meta:editing-cycles>22</meta:editing-cycles>
    <meta:generator>LibreOffice/6.4.7.2$Linux_X86_64 LibreOffice_project/40$Build-2</meta:generator>
    <meta:document-statistic meta:table-count="0" meta:image-count="0" meta:object-count="0" meta:page-count="2" meta:paragraph-count="30" meta:word-count="339" meta:character-count="2168" meta:non-whitespace-character-count="1857"/>
  </office:meta>
</office:document-meta>
</file>